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d9c8" officeooo:paragraph-rsid="0017d9c8"/>
    </style:style>
    <style:style style:name="P2" style:family="paragraph" style:parent-style-name="Standard">
      <style:text-properties style:font-name="Arial" officeooo:rsid="0017d9c8" officeooo:paragraph-rsid="002469a1"/>
    </style:style>
    <style:style style:name="P3" style:family="paragraph" style:parent-style-name="Text_20_body">
      <style:text-properties style:font-name="Arial" officeooo:paragraph-rsid="0017d9c8"/>
    </style:style>
    <style:style style:name="P4" style:family="paragraph" style:parent-style-name="Standard">
      <style:text-properties style:font-name="Arial" officeooo:rsid="0019d906" officeooo:paragraph-rsid="0019d906"/>
    </style:style>
    <style:style style:name="P5" style:family="paragraph" style:parent-style-name="Standard">
      <style:text-properties style:font-name="Arial" officeooo:rsid="001b6cfd" officeooo:paragraph-rsid="001b6cfd"/>
    </style:style>
    <style:style style:name="P6" style:family="paragraph" style:parent-style-name="Standard">
      <style:text-properties style:font-name="Arial" officeooo:rsid="003270fb" officeooo:paragraph-rsid="003270fb"/>
    </style:style>
    <style:style style:name="P7" style:family="paragraph" style:parent-style-name="Standard">
      <style:text-properties style:font-name="Arial" officeooo:rsid="001d3e66" officeooo:paragraph-rsid="0032b141"/>
    </style:style>
    <style:style style:name="P8" style:family="paragraph" style:parent-style-name="Standard">
      <style:text-properties style:font-name="Arial" officeooo:rsid="001f2204" officeooo:paragraph-rsid="001f2204"/>
    </style:style>
    <style:style style:name="P9" style:family="paragraph" style:parent-style-name="Standard">
      <style:text-properties style:font-name="Arial" officeooo:rsid="001f2204" officeooo:paragraph-rsid="002157ae"/>
    </style:style>
    <style:style style:name="P10" style:family="paragraph" style:parent-style-name="Standard">
      <style:text-properties style:font-name="Arial" officeooo:rsid="001f2204" officeooo:paragraph-rsid="002c1814"/>
    </style:style>
    <style:style style:name="P11" style:family="paragraph" style:parent-style-name="Standard">
      <style:text-properties style:font-name="Arial" officeooo:rsid="002469a1" officeooo:paragraph-rsid="002469a1"/>
    </style:style>
    <style:style style:name="P12" style:family="paragraph" style:parent-style-name="Text_20_body">
      <style:text-properties style:font-name="Arial" officeooo:rsid="002469a1" officeooo:paragraph-rsid="002469a1"/>
    </style:style>
    <style:style style:name="P13" style:family="paragraph" style:parent-style-name="Standard">
      <style:text-properties style:font-name="Arial" officeooo:rsid="00275fb1" officeooo:paragraph-rsid="00275fb1"/>
    </style:style>
    <style:style style:name="P14" style:family="paragraph" style:parent-style-name="Standard">
      <style:text-properties style:font-name="Arial" officeooo:rsid="002c1814" officeooo:paragraph-rsid="002c1814"/>
    </style:style>
    <style:style style:name="P15" style:family="paragraph" style:parent-style-name="Text_20_body">
      <style:text-properties style:font-name="Arial" officeooo:rsid="002c1814" officeooo:paragraph-rsid="002c1814"/>
    </style:style>
    <style:style style:name="P16" style:family="paragraph" style:parent-style-name="Standard">
      <style:text-properties style:font-name="Arial" officeooo:rsid="00293102" officeooo:paragraph-rsid="00293102"/>
    </style:style>
    <style:style style:name="P17" style:family="paragraph" style:parent-style-name="Standard">
      <style:text-properties style:font-name="Arial" officeooo:rsid="00320f8e" officeooo:paragraph-rsid="0032b141"/>
    </style:style>
    <style:style style:name="P18" style:family="paragraph" style:parent-style-name="Standard">
      <style:text-properties style:font-name="Arial" officeooo:rsid="0032b141" officeooo:paragraph-rsid="0032b141"/>
    </style:style>
    <style:style style:name="P19" style:family="paragraph" style:parent-style-name="Standard">
      <style:text-properties style:font-name="Arial" officeooo:rsid="00336aa6" officeooo:paragraph-rsid="00336aa6"/>
    </style:style>
    <style:style style:name="P20" style:family="paragraph" style:parent-style-name="Standard">
      <style:text-properties style:font-name="Arial" officeooo:rsid="003388fb" officeooo:paragraph-rsid="003388fb"/>
    </style:style>
    <style:style style:name="P21" style:family="paragraph" style:parent-style-name="Standard">
      <style:text-properties style:font-name="Arial" officeooo:paragraph-rsid="003388fb"/>
    </style:style>
    <style:style style:name="P22" style:family="paragraph" style:parent-style-name="Standard">
      <style:text-properties style:font-name="Arial" officeooo:rsid="00349bd1" officeooo:paragraph-rsid="00349bd1"/>
    </style:style>
    <style:style style:name="P23" style:family="paragraph" style:parent-style-name="Text_20_body">
      <style:text-properties style:font-name="Arial" officeooo:rsid="00349bd1" officeooo:paragraph-rsid="00349bd1"/>
    </style:style>
    <style:style style:name="P24" style:family="paragraph" style:parent-style-name="Standard">
      <style:text-properties style:font-name="Arial" officeooo:rsid="002a8f9b" officeooo:paragraph-rsid="002a8f9b"/>
    </style:style>
    <style:style style:name="P25" style:family="paragraph" style:parent-style-name="Standard">
      <style:text-properties style:font-name="Arial" officeooo:rsid="002dedad" officeooo:paragraph-rsid="002dedad"/>
    </style:style>
    <style:style style:name="P26" style:family="paragraph" style:parent-style-name="Text_20_body">
      <style:text-properties style:font-name="Arial" officeooo:rsid="002dedad" officeooo:paragraph-rsid="002dedad"/>
    </style:style>
    <style:style style:name="P27" style:family="paragraph" style:parent-style-name="Standard">
      <style:text-properties style:font-name="Arial" officeooo:rsid="002fdddf" officeooo:paragraph-rsid="002fdddf"/>
    </style:style>
    <style:style style:name="P28" style:family="paragraph" style:parent-style-name="Standard">
      <style:text-properties style:font-name="Arial" officeooo:rsid="002fdddf" officeooo:paragraph-rsid="00362c12"/>
    </style:style>
    <style:style style:name="P29" style:family="paragraph" style:parent-style-name="Standard">
      <style:text-properties style:font-name="Arial" officeooo:rsid="00362c12" officeooo:paragraph-rsid="00362c12"/>
    </style:style>
    <style:style style:name="P30" style:family="paragraph" style:parent-style-name="Text_20_body">
      <style:text-properties style:font-name="Arial" officeooo:rsid="00362c12" officeooo:paragraph-rsid="00362c12"/>
    </style:style>
    <style:style style:name="P31" style:family="paragraph" style:parent-style-name="Standard">
      <style:text-properties style:font-name="Arial" officeooo:rsid="003aba13" officeooo:paragraph-rsid="003aba13"/>
    </style:style>
    <style:style style:name="P32" style:family="paragraph" style:parent-style-name="Text_20_body">
      <style:text-properties style:font-name="Arial"/>
    </style:style>
    <style:style style:name="P33" style:family="paragraph" style:parent-style-name="Text_20_body">
      <style:text-properties style:font-name="Arial" officeooo:rsid="003918bd" officeooo:paragraph-rsid="003918bd"/>
    </style:style>
    <style:style style:name="P34" style:family="paragraph" style:parent-style-name="Text_20_body">
      <style:text-properties style:font-name="Arial" officeooo:paragraph-rsid="003179e1"/>
    </style:style>
    <style:style style:name="P35" style:family="paragraph" style:parent-style-name="Text_20_body">
      <style:text-properties style:font-name="Arial" officeooo:rsid="0037c757" officeooo:paragraph-rsid="0037c757"/>
    </style:style>
    <style:style style:name="P36" style:family="paragraph" style:parent-style-name="Text_20_body">
      <style:text-properties style:font-name="Arial" officeooo:rsid="003e27d1" officeooo:paragraph-rsid="003e27d1"/>
    </style:style>
    <style:style style:name="P37" style:family="paragraph" style:parent-style-name="Text_20_body">
      <style:text-properties style:font-name="Arial" officeooo:rsid="003f5dd9" officeooo:paragraph-rsid="003f5dd9"/>
    </style:style>
    <style:style style:name="P38" style:family="paragraph" style:parent-style-name="Text_20_body">
      <style:text-properties style:font-name="Arial" officeooo:rsid="00425b24" officeooo:paragraph-rsid="00425b24"/>
    </style:style>
    <style:style style:name="P39" style:family="paragraph" style:parent-style-name="Text_20_body" style:list-style-name="">
      <style:text-properties style:font-name="Arial" officeooo:rsid="00362c12" officeooo:paragraph-rsid="00362c12"/>
    </style:style>
    <style:style style:name="P40" style:family="paragraph" style:parent-style-name="Heading_20_1">
      <style:text-properties style:font-name="Arial"/>
    </style:style>
    <style:style style:name="P41" style:family="paragraph" style:parent-style-name="Heading_20_1">
      <style:paragraph-properties fo:break-before="page"/>
      <style:text-properties style:font-name="Arial" officeooo:rsid="0017d9c8" officeooo:paragraph-rsid="0017d9c8"/>
    </style:style>
    <style:style style:name="P42" style:family="paragraph" style:parent-style-name="Heading_20_1" style:list-style-name="">
      <style:text-properties style:font-name="Arial" officeooo:paragraph-rsid="0017d9c8"/>
    </style:style>
    <style:style style:name="P43" style:family="paragraph" style:parent-style-name="Heading_20_2">
      <style:text-properties style:font-name="Arial"/>
    </style:style>
    <style:style style:name="P44" style:family="paragraph" style:parent-style-name="Heading_20_2">
      <style:text-properties style:font-name="Arial" officeooo:paragraph-rsid="0017d9c8"/>
    </style:style>
    <style:style style:name="P45" style:family="paragraph" style:parent-style-name="Heading_20_2">
      <style:text-properties style:font-name="Arial" officeooo:paragraph-rsid="00362c12"/>
    </style:style>
    <style:style style:name="P46" style:family="paragraph" style:parent-style-name="Heading_20_2" style:list-style-name="">
      <style:text-properties style:font-name="Arial" officeooo:paragraph-rsid="00362c12"/>
    </style:style>
    <style:style style:name="P47" style:family="paragraph" style:parent-style-name="Heading_20_2">
      <style:paragraph-properties fo:break-before="page"/>
      <style:text-properties style:font-name="Arial"/>
    </style:style>
    <style:style style:name="P48" style:family="paragraph" style:parent-style-name="Standard">
      <style:text-properties style:font-name="Arial" officeooo:rsid="002469a1" officeooo:paragraph-rsid="00457989"/>
    </style:style>
    <style:style style:name="P49" style:family="paragraph" style:parent-style-name="Standard">
      <style:text-properties style:font-name="Arial" officeooo:rsid="004af60c" officeooo:paragraph-rsid="004af60c"/>
    </style:style>
    <style:style style:name="T1" style:family="text">
      <style:text-properties officeooo:rsid="0019d906"/>
    </style:style>
    <style:style style:name="T2" style:family="text">
      <style:text-properties officeooo:rsid="001b6cfd"/>
    </style:style>
    <style:style style:name="T3" style:family="text">
      <style:text-properties officeooo:rsid="001d3e66"/>
    </style:style>
    <style:style style:name="T4" style:family="text">
      <style:text-properties officeooo:rsid="001f2204"/>
    </style:style>
    <style:style style:name="T5" style:family="text">
      <style:text-properties officeooo:rsid="00204edc"/>
    </style:style>
    <style:style style:name="T6" style:family="text">
      <style:text-properties officeooo:rsid="002157ae"/>
    </style:style>
    <style:style style:name="T7" style:family="text">
      <style:text-properties officeooo:rsid="002323d6"/>
    </style:style>
    <style:style style:name="T8" style:family="text">
      <style:text-properties fo:color="#c9211e" loext:opacity="100%" officeooo:rsid="002bca6a"/>
    </style:style>
    <style:style style:name="T9" style:family="text">
      <style:text-properties officeooo:rsid="00241199"/>
    </style:style>
    <style:style style:name="T10" style:family="text">
      <style:text-properties officeooo:rsid="002aa497"/>
    </style:style>
    <style:style style:name="T11" style:family="text">
      <style:text-properties officeooo:rsid="002bca6a"/>
    </style:style>
    <style:style style:name="T12" style:family="text">
      <style:text-properties officeooo:rsid="002c1814"/>
    </style:style>
    <style:style style:name="T13" style:family="text">
      <style:text-properties officeooo:rsid="002dedad"/>
    </style:style>
    <style:style style:name="T14" style:family="text">
      <style:text-properties officeooo:rsid="002fdddf"/>
    </style:style>
    <style:style style:name="T15" style:family="text">
      <style:text-properties officeooo:rsid="00316ad6"/>
    </style:style>
    <style:style style:name="T16" style:family="text">
      <style:text-properties officeooo:rsid="0032b141"/>
    </style:style>
    <style:style style:name="T17" style:family="text">
      <style:text-properties officeooo:rsid="00336aa6"/>
    </style:style>
    <style:style style:name="T18" style:family="text">
      <style:text-properties officeooo:rsid="003388fb"/>
    </style:style>
    <style:style style:name="T19" style:family="text">
      <style:text-properties officeooo:rsid="00349bd1"/>
    </style:style>
    <style:style style:name="T20" style:family="text">
      <style:text-properties officeooo:rsid="00362c12"/>
    </style:style>
    <style:style style:name="T21" style:family="text">
      <style:text-properties officeooo:rsid="00375832"/>
    </style:style>
    <style:style style:name="T22" style:family="text">
      <style:text-properties officeooo:rsid="0037c757"/>
    </style:style>
    <style:style style:name="T23" style:family="text">
      <style:text-properties officeooo:rsid="003aba13"/>
    </style:style>
    <style:style style:name="T24" style:family="text">
      <style:text-properties officeooo:rsid="003b058c"/>
    </style:style>
    <style:style style:name="T25" style:family="text">
      <style:text-properties officeooo:rsid="003c0c22"/>
    </style:style>
    <style:style style:name="T26" style:family="text">
      <style:text-properties officeooo:rsid="00450c84"/>
    </style:style>
    <style:style style:name="T27" style:family="text">
      <style:text-properties officeooo:rsid="00457989"/>
    </style:style>
    <style:style style:name="T28" style:family="text">
      <style:text-properties officeooo:rsid="0045b3a5"/>
    </style:style>
    <style:style style:name="T29" style:family="text">
      <style:text-properties officeooo:rsid="0047da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Load</text:h>
      <text:h text:style-name="P43" text:outline-level="2">Instructions</text:h>
      <text:p text:style-name="P4">LDW, LDB, LDH, <text:span text:style-name="T2">TLBWRITE, LI</text:span></text:p>
      <text:p text:style-name="P1"/>
      <text:h text:style-name="P43" text:outline-level="2">Fetch</text:h>
      <text:p text:style-name="P4">The PC is translated to a PHA (can cause a TLB miss). <text:line-break/>If PHA translated, try to retrieve the inst from cache (can cause cache miss). <text:line-break/>Then the result from the cache is written in the f_instr_input.</text:p>
      <text:p text:style-name="P1"/>
      <text:h text:style-name="P43" text:outline-level="2">Decode</text:h>
      <text:p text:style-name="P5">In <text:span text:style-name="T3">translate opcode to calc_func. </text:span></text:p>
      <text:p text:style-name="P6">For <text:s/><text:span text:style-name="T2">TLBWRITE, </text:span>only r_d_a is decoded which <text:span text:style-name="T16">is </text:span>either 0 <text:span text:style-name="T16">(ITLB miss) </text:span>or 1 <text:span text:style-name="T16">(DTLB miss), the rst of the instruction is ignored.</text:span></text:p>
      <text:p text:style-name="P7"><text:span text:style-name="T16">For </text:span>LI r_a_in <text:span text:style-name="T16">is </text:span>the value. For <text:span text:style-name="T1">LDW, LDB </text:span><text:span text:style-name="T16">&amp;</text:span><text:span text:style-name="T1"> LDH</text:span> try_to_bypass or get the value from RF if possible. <text:span text:style-name="T10">For </text:span><text:span text:style-name="T4">LDW, LDB &amp; LDH <text:s/></text:span>r_b <text:span text:style-name="T10">is the offset of the instruction and r_d_a is the register </text:span><text:span text:style-name="T16">number to load to</text:span><text:span text:style-name="T10">. S</text:span><text:span text:style-name="T4">tld_size_in </text:span><text:span text:style-name="T5">(size of the result of operation) </text:span><text:span text:style-name="T10">is also needed to get the size the instruction is working with </text:span><text:span text:style-name="T11">(W, H, B)</text:span><text:span text:style-name="T10">.</text:span></text:p>
      <text:p text:style-name="P6"/>
      <text:p text:style-name="P8"/>
      <text:h text:style-name="P43" text:outline-level="2">ALU</text:h>
      <text:p text:style-name="P9">LDW, LDB <text:span text:style-name="T9">&amp; </text:span>LDH <text:span text:style-name="T6">r_a </text:span><text:span text:style-name="T10">+ r_b (r_b is the offset) </text:span><text:span text:style-name="T7">is </text:span><text:span text:style-name="T10">calculated and stored in </text:span><text:span text:style-name="T7">res_in, </text:span><text:span text:style-name="T10">this is the </text:span><text:span text:style-name="T11">memory address</text:span></text:p>
      <text:p text:style-name="P8">TLBWRITE: <text:span text:style-name="T7">rm4 needs to be 1 to ensure that the privileges are given. For an itlb miss write rm1 into the itlb. For a dtlb miss write rm1 into the dtlb.</text:span></text:p>
      <text:p text:style-name="P11">LI: res_in is r_a, which is the integer value that should be loaded in the target register.</text:p>
      <text:h text:style-name="P43" text:outline-level="2">Cache</text:h>
      <text:p text:style-name="P48">In the cache the address is translated. For <text:span text:style-name="T4">LDW, LDB </text:span><text:span text:style-name="T9">&amp; </text:span><text:span text:style-name="T4">LDH <text:s/></text:span>the line is looked up in the cache (and if needed retrieved from mem) <text:span text:style-name="T27">and </text:span>written in res_in. <text:span text:style-name="T28">(If the retrieving for the cache would delete a cache line make sure that this line is first removed from the SB).</text:span><text:line-break/><text:span text:style-name="T27">But if <text:s/>SB has the address take it from there instead. </text:span></text:p>
      <text:p text:style-name="P11">For LI and TLBWRITE noting happens.</text:p>
      <text:p text:style-name="P2"/>
      <text:h text:style-name="P43" text:outline-level="2">WB</text:h>
      <text:p text:style-name="P12">For LI, <text:span text:style-name="T4">LDW, LDB </text:span><text:span text:style-name="T9">&amp; </text:span><text:span text:style-name="T4">LDH </text:span>the result of res is written in the register r_d_a.</text:p>
      <text:p text:style-name="P12">For TLBWRITE nothing happens because it has already done its job.</text:p>
      <text:p text:style-name="P15">I/DTLB misses are handled here.</text:p>
      <text:p text:style-name="P32"/>
      <text:h text:style-name="P41" text:outline-level="1">Store</text:h>
      <text:h text:style-name="P44" text:outline-level="2">Instructions</text:h>
      <text:p text:style-name="P13">STW, STB, STH</text:p>
      <text:p text:style-name="P1"/>
      <text:h text:style-name="P44" text:outline-level="2">Fetch</text:h>
      <text:p text:style-name="P13">It is the same as for the loads.</text:p>
      <text:p text:style-name="P1"/>
      <text:h text:style-name="P44" text:outline-level="2">Decode</text:h>
      <text:p text:style-name="P13">Calculate the f_func. <text:span text:style-name="T11">then l</text:span>oad <text:span text:style-name="T11">the first reg in r_a and the offset in </text:span>r_b, <text:span text:style-name="T11">load the register to save from into r_d_a_val</text:span><text:span text:style-name="T8">.</text:span></text:p>
      <text:p text:style-name="P13"><text:span text:style-name="T11">Calculate</text:span> stld_size to indicate how big the data to save is.</text:p>
      <text:p text:style-name="P1"/>
      <text:h text:style-name="P44" text:outline-level="2">ALU</text:h>
      <text:p text:style-name="P10"><text:span text:style-name="T6">r_a </text:span><text:span text:style-name="T10">+ r_b (r_b is the offset) </text:span><text:span text:style-name="T7">is </text:span><text:span text:style-name="T10">calculated and stored in </text:span><text:span text:style-name="T7">res_in, </text:span><text:span text:style-name="T10">this is the </text:span><text:span text:style-name="T11">memory address, </text:span><text:span text:style-name="T12">to store to.</text:span></text:p>
      <text:p text:style-name="P1"/>
      <text:h text:style-name="P44" text:outline-level="2">Cache</text:h>
      <text:p text:style-name="P14">The address from res is translated to PHA, then looked up in the cache. Then if everything worked r_d_a_val is stored <text:span text:style-name="T29">SB.</text:span></text:p>
      <text:p text:style-name="P49">When the Cache stage has no work to do in the cache, then drain the SB.</text:p>
      <text:h text:style-name="P44" text:outline-level="2">WB</text:h>
      <text:p text:style-name="P15">Nothing to write back. </text:p>
      <text:p text:style-name="P15">I/DTLB misses are handled here. </text:p>
      <text:p text:style-name="P3"/>
      <text:h text:style-name="P41" text:outline-level="1">Branch / Jump</text:h>
      <text:h text:style-name="P44" text:outline-level="2">Instructions</text:h>
      <text:p text:style-name="P16">JUMP, BEQ, IRET</text:p>
      <text:p text:style-name="P1"/>
      <text:h text:style-name="P44" text:outline-level="2">Fetch</text:h>
      <text:p text:style-name="P33">Check if the PC is known by the BP (Branch Predictor) and if it should jump.<text:line-break/>If no do the same as always. If yes jump to the predicted address (real jumps have priority because they are from an older instruction and the current instruction in fetch wouldn’t survive).</text:p>
      <text:h text:style-name="P44" text:outline-level="2">Decode</text:h>
      <text:p text:style-name="P17">Calculate the function value for the alu (Jump = 4, BEQ = 3, IRET = 33). </text:p>
      <text:p text:style-name="P17"><text:span text:style-name="T16">For JUMP save the base address in r_</text:span><text:span text:style-name="T18">d_</text:span><text:span text:style-name="T16">a and the offset in r_b.</text:span></text:p>
      <text:p text:style-name="P18">For BEQ save the first register to compare in r_a the second in r_d_a_val. The offset is <text:span text:style-name="T17">the saved in r_d_b (and will be interpreted as an absolute address and also translated).</text:span></text:p>
      <text:p text:style-name="P19">For IRET don’t decode anything.</text:p>
      <text:h text:style-name="P44" text:outline-level="2">ALU</text:h>
      <text:p text:style-name="P20">For JUMP add the r_d_a to signed(r_b<text:span text:style-name="T23">) if the prediction was already to this address do nothing else </text:span>jump to that address. </text:p>
      <text:p text:style-name="P21"><text:span text:style-name="T18">For BEQ if r_a == rd_a_val jump to r_b else don’t jump </text:span><text:span text:style-name="T24">(</text:span><text:span text:style-name="T25">also </text:span><text:span text:style-name="T24">Check if the resulting address is the predicted one else jump to correct address).</text:span><text:span text:style-name="T18"><text:line-break/></text:span><text:span text:style-name="T19">IRET swaps the rm4 registers to change the privileges, then puts rm0 in a_res_in which is the jump goal.</text:span></text:p>
      <text:p text:style-name="P31"/>
      <text:h text:style-name="P44" text:outline-level="2">Cache</text:h>
      <text:p text:style-name="P22">In the cache if there is a jump a_jump is set and the pc is switched to to a_res.</text:p>
      <text:p text:style-name="P22">Also nop every <text:span text:style-name="T20">younger</text:span> instruction to make sure they don’t affect the state.</text:p>
      <text:p text:style-name="P22">If swap_rm4 is true, set rm4 to 0 and clean irm1 and irm0.</text:p>
      <text:p text:style-name="P1"/>
      <text:h text:style-name="P44" text:outline-level="2">WB</text:h>
      <text:p text:style-name="P23">Nothing is done in the write back stage.</text:p>
      <text:p text:style-name="P3"/>
      <text:h text:style-name="P42" text:outline-level="1"/>
      <text:h text:style-name="P41" text:outline-level="1">Arithmetic</text:h>
      <text:h text:style-name="P44" text:outline-level="2">Instructions</text:h>
      <text:p text:style-name="P16">SUB, MUL, ADD</text:p>
      <text:p text:style-name="P1"/>
      <text:h text:style-name="P44" text:outline-level="2">Fetch</text:h>
      <text:p text:style-name="P24">Same as always</text:p>
      <text:p text:style-name="P1"/>
      <text:h text:style-name="P44" text:outline-level="2">Decode</text:h>
      <text:p text:style-name="P14">The func value that should be executed in the Alu is calculated. The values for r_a and r_b are retrieved and possibly bypassed (or dependencies in pipeline but not bypassable, then stall). Then the target register address is saved in r_d_a.</text:p>
      <text:p text:style-name="P1"/>
      <text:h text:style-name="P44" text:outline-level="2">ALU</text:h>
      <text:p text:style-name="P14">Do the calculations. <text:span text:style-name="T13">For Sub: r_a – r_b, Add: r_a+ r_b, Mul: r_a * r_b. Save the result in res.</text:span></text:p>
      <text:p text:style-name="P1"/>
      <text:h text:style-name="P43" text:outline-level="2">M1 – M5</text:h>
      <text:p text:style-name="P26">Go trough the stages. <text:line-break/><text:span text:style-name="T21">B</text:span>ecause we didn’t get the rob to work, stall the pipeline until the mull stages are finished. <text:span text:style-name="T26">If M5 is reached the Pipeline continues.</text:span></text:p>
      <text:p text:style-name="P26"/>
      <text:h text:style-name="P44" text:outline-level="2">Cache</text:h>
      <text:p text:style-name="P25">In the cache stage there is nothing to do.</text:p>
      <text:p text:style-name="P1"/>
      <text:h text:style-name="P44" text:outline-level="2">WB</text:h>
      <text:p text:style-name="P26">Set the register at number r_d_a to the value of res.</text:p>
      <text:p text:style-name="P3"/>
      <text:p text:style-name="P3"/>
      <text:h text:style-name="P42" text:outline-level="1"/>
      <text:h text:style-name="P41" text:outline-level="1">Exc</text:h>
      <text:h text:style-name="P44" text:outline-level="2">Fetch</text:h>
      <text:p text:style-name="P27">When a ITLB miss occurs the exception is set to 1.</text:p>
      <text:h text:style-name="P44" text:outline-level="2">Decode</text:h>
      <text:p text:style-name="P27">If a exception is present in the f_exception ff, set the instruciton curently in F stage to be a nop.</text:p>
      <text:h text:style-name="P44" text:outline-level="2">ALU</text:h>
      <text:p text:style-name="P27">If a exception is present in the d_exception ff, set the instruciton curently in F &amp; D stage to be a nop.</text:p>
      <text:h text:style-name="P44" text:outline-level="2">Cache</text:h>
      <text:p text:style-name="P27">If a exception is present in the a_exception ff, set the instruciton curently in F, D &amp; A stage to be a nop.</text:p>
      <text:p text:style-name="P27">If a DTLB miss happens then c_exception_in is set to 2. This doesn’t overwrite the ITLB miss, because when an ITLB miss happens there is no instruction set, thus it is a Add which can’t have a DLTB miss.</text:p>
      <text:h text:style-name="P44" text:outline-level="2">WB</text:h>
      <text:p text:style-name="P34"><text:span text:style-name="T14">In the write back stage the exception is checked. If it is 1 then jump to 2000 and set rm0 = irm0 and rm1 = irm1. If it is 2 then jump to 2010 and set rm0 = drm0 and rm1 = drn1. </text:span><text:span text:style-name="T15">Also make sure that all instructions currently in the pipeline are noped, that they don’t change anything the os can safly jump back to the falting instruction.</text:span></text:p>
      <text:h text:style-name="P43" text:outline-level="2">ROB</text:h>
      <text:h text:style-name="P45" text:outline-level="2">Fetch</text:h>
      <text:p text:style-name="P29">Set tail_in = tail + 1. If the tail_in == rob_head than the ROB is full.</text:p>
      <text:p text:style-name="P28"/>
      <text:h text:style-name="P45" text:outline-level="2">ALU</text:h>
      <text:p text:style-name="P29">If the instruction is finished in alu wirte the result to the rob and set it to valid. </text:p>
      <text:h text:style-name="P45" text:outline-level="2">Cache</text:h>
      <text:p text:style-name="P30">If the instruction is a store or load, then it is finished after the cache stage and can be written to the rob.</text:p>
      <text:h text:style-name="P46" text:outline-level="1">WB</text:h>
      <text:h text:style-name="P39" text:outline-level="1">If the entry at rob_head is valid, handle it’s eceptions. If no exceptions exist save it in the ca<text:span text:style-name="T22">c</text:span>he or in in the registers.<text:line-break/></text:h>
      <text:h text:style-name="P47" text:outline-level="2">Performance results</text:h>
      <text:p text:style-name="P35">Buffer sum:</text:p>
      <text:p text:style-name="P36">1403</text:p>
      <text:p text:style-name="P35">Mem copy:</text:p>
      <text:p text:style-name="P36">2363</text:p>
      <text:p text:style-name="P35">Matrix mult:</text:p>
      <text:p text:style-name="P38"/>
      <text:p text:style-name="P38">With: 8*8*8 15098</text:p>
      <text:p text:style-name="P37">Buffer Mul:</text:p>
      <text:p text:style-name="P37">217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1:43:19.307067171</meta:creation-date>
    <dc:date>2025-01-14T21:49:40.913744991</dc:date>
    <meta:editing-duration>PT2H36M38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6" meta:paragraph-count="100" meta:word-count="1095" meta:character-count="5630" meta:non-whitespace-character-count="4618"/>
  </office:meta>
</office:document-meta>
</file>